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44cm" svg:y="4.775cm">
            <draw:object draw:notify-on-update-of-ranges="Sheet1.A2:Sheet1.A5 Sheet1.B2:Sheet1.B2 Sheet1.B2:Sheet1.B5 Sheet1.C2:Sheet1.C2 Sheet1.C2:Sheet1.C5 Sheet1.D2:Sheet1.D2 Sheet1.D2:Sheet1.D5 Sheet1.E2:Sheet1.E2 Sheet1.E2:Sheet1.E5 Sheet1.F2:Sheet1.F2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11cm" svg:y="4.058cm">
            <draw:object draw:notify-on-update-of-ranges="Sheet1.A2:Sheet1.A2 Sheet1.B2:Sheet1.F2 Sheet1.A3:Sheet1.A3 Sheet1.B3:Sheet1.F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office:value-type="string" calcext:value-type="string">
            <text:p>CUDA</text:p>
          </table:table-cell>
          <table:table-cell table:formula="of:=[.B41] /[.B42]" office:value-type="float" office:value="0.14344467850336" calcext:value-type="float">
            <text:p>0,1434446785</text:p>
          </table:table-cell>
          <table:table-cell table:formula="of:=[.C41] /[.C42]" office:value-type="float" office:value="1.27837297984384" calcext:value-type="float">
            <text:p>1,2783729798</text:p>
          </table:table-cell>
          <table:table-cell table:formula="of:=[.D41] /[.D42]" office:value-type="float" office:value="4.97251643224466" calcext:value-type="float">
            <text:p>4,9725164322</text:p>
          </table:table-cell>
          <table:table-cell table:formula="of:=[.E41] /[.E42]" office:value-type="float" office:value="9.67169953253452" calcext:value-type="float">
            <text:p>9,6716995325</text:p>
          </table:table-cell>
          <table:table-cell table:formula="of:=[.F41] /[.F42]" office:value-type="float" office:value="10.8285714285714" calcext:value-type="float">
            <text:p>10,8285714286</text:p>
          </table:table-cell>
        </table:table-row>
        <table:table-row table:style-name="ro1" table:number-rows-repeated="2">
          <table:table-cell/>
          <table:table-cell table:style-name="ce1" table:number-columns-repeated="5"/>
        </table:table-row>
        <table:table-row table:style-name="ro1">
          <table:table-cell table:number-columns-repeated="5"/>
          <table:table-cell table:style-name="ce1"/>
        </table:table-row>
        <table:table-row table:style-name="ro1" table:number-rows-repeated="25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office:value-type="string" calcext:value-type="string">
            <text:p>1 /1</text:p>
          </table:table-cell>
          <table:table-cell office:value-type="float" office:value="1.43" calcext:value-type="float">
            <text:p>1,43</text:p>
          </table:table-cell>
          <table:table-cell office:value-type="float" office:value="14.08" calcext:value-type="float">
            <text:p>14,08</text:p>
          </table:table-cell>
          <table:table-cell office:value-type="float" office:value="146.008" calcext:value-type="float">
            <text:p>146,008</text:p>
          </table:table-cell>
          <table:table-cell office:value-type="float" office:value="180" calcext:value-type="float">
            <text:p>18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9.969" calcext:value-type="float">
            <text:p>9,969</text:p>
          </table:table-cell>
          <table:table-cell office:value-type="float" office:value="11.014" calcext:value-type="float">
            <text:p>11,014</text:p>
          </table:table-cell>
          <table:table-cell office:value-type="float" office:value="29.363" calcext:value-type="float">
            <text:p>29,363</text:p>
          </table:table-cell>
          <table:table-cell office:value-type="float" office:value="18.611" calcext:value-type="float">
            <text:p>18,6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-00-0000</text:date>, <text:time style:data-style-name="N2" text:time-value="16:57:22.588647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5:51.943502810</meta:creation-date>
    <dc:date>2016-12-08T17:51:36.534524688</dc:date>
    <meta:editing-duration>PT38M11S</meta:editing-duration>
    <meta:editing-cycles>6</meta:editing-cycles>
    <meta:generator>LibreOffice/4.2.8.2$Linux_X86_64 LibreOffice_project/420m0$Build-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MPI speedup of wave equation</text:p>
        </chart:title>
        <chart:legend chart:legend-position="end" svg:x="13.942cm" svg:y="3.205cm" style:legend-expansion="high" chart:style-name="ch3"/>
        <chart:plot-area chart:style-name="ch4" table:cell-range-address="Sheet1.A2:Sheet1.F5" chart:data-source-has-labels="both" svg:x="1.331cm" svg:y="1.301cm" svg:width="12.291cm" svg:height="6.538cm">
          <chartooo:coordinate-region svg:x="1.952cm" svg:y="1.5cm" svg:width="11.67cm" svg:height="5.692cm"/>
          <chart:axis chart:dimension="x" chart:name="primary-x" chart:style-name="ch5" chartooo:axis-type="auto">
            <chartooo:date-scale/>
            <chart:title svg:x="6.109cm" svg:y="8.019cm" chart:style-name="ch6">
              <text:p>nodes / processe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Sheet1.B2:Sheet1.B5" chart:label-cell-address="Sheet1.B2:Sheet1.B2" chart:class="chart:line">
            <chart:data-point chart:repeated="4"/>
          </chart:series>
          <chart:series chart:style-name="ch10" chart:values-cell-range-address="Sheet1.C2:Sheet1.C5" chart:label-cell-address="Sheet1.C2:Sheet1.C2" chart:class="chart:line">
            <chart:data-point chart:repeated="4"/>
          </chart:series>
          <chart:series chart:style-name="ch11" chart:values-cell-range-address="Sheet1.D2:Sheet1.D5" chart:label-cell-address="Sheet1.D2:Sheet1.D2" chart:class="chart:line">
            <chart:data-point chart:repeated="4"/>
          </chart:series>
          <chart:series chart:style-name="ch12" chart:values-cell-range-address="Sheet1.E2:Sheet1.E5" chart:label-cell-address="Sheet1.E2:Sheet1.E2" chart:class="chart:line">
            <chart:data-point chart:repeated="4"/>
          </chart:series>
          <chart:series chart:style-name="ch13" chart:values-cell-range-address="Sheet1.F2:Sheet1.F5" chart:label-cell-address="Sheet1.F2:Sheet1.F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3</text:p>
                <draw:g>
                  <svg:desc>Sheet1.B2:Sheet1.B2</svg:desc>
                </draw:g>
              </table:table-cell>
              <table:table-cell office:value-type="string">
                <text:p>10^4</text:p>
                <draw:g>
                  <svg:desc>Sheet1.C2:Sheet1.C2</svg:desc>
                </draw:g>
              </table:table-cell>
              <table:table-cell office:value-type="string">
                <text:p>10^5</text:p>
                <draw:g>
                  <svg:desc>Sheet1.D2:Sheet1.D2</svg:desc>
                </draw:g>
              </table:table-cell>
              <table:table-cell office:value-type="string">
                <text:p>10^6</text:p>
                <draw:g>
                  <svg:desc>Sheet1.E2:Sheet1.E2</svg:desc>
                </draw:g>
              </table:table-cell>
              <table:table-cell office:value-type="string">
                <text:p>10^7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5</svg:desc>
                </draw:g>
              </table:table-cell>
              <table:table-cell office:value-type="float" office:value="NaN">
                <text:p>NaN</text:p>
                <draw:g>
                  <svg:desc>Sheet1.B2:Sheet1.B5</svg:desc>
                </draw:g>
              </table:table-cell>
              <table:table-cell office:value-type="float" office:value="NaN">
                <text:p>NaN</text:p>
                <draw:g>
                  <svg:desc>Sheet1.C2:Sheet1.C5</svg:desc>
                </draw:g>
              </table:table-cell>
              <table:table-cell office:value-type="float" office:value="NaN">
                <text:p>NaN</text:p>
                <draw:g>
                  <svg:desc>Sheet1.D2:Sheet1.D5</svg:desc>
                </draw:g>
              </table:table-cell>
              <table:table-cell office:value-type="float" office:value="NaN">
                <text:p>NaN</text:p>
                <draw:g>
                  <svg:desc>Sheet1.E2:Sheet1.E5</svg:desc>
                </draw:g>
              </table:table-cell>
              <table:table-cell office:value-type="float" office:value="NaN">
                <text:p>NaN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CUDA</text:p>
              </table:table-cell>
              <table:table-cell office:value-type="float" office:value="0.14344467850336">
                <text:p>0.14344467850336</text:p>
              </table:table-cell>
              <table:table-cell office:value-type="float" office:value="1.27837297984384">
                <text:p>1.27837297984384</text:p>
              </table:table-cell>
              <table:table-cell office:value-type="float" office:value="4.97251643224466">
                <text:p>4.97251643224466</text:p>
              </table:table-cell>
              <table:table-cell office:value-type="float" office:value="9.67169953253452">
                <text:p>9.67169953253452</text:p>
              </table:table-cell>
              <table:table-cell office:value-type="float" office:value="10.8285714285714">
                <text:p>10.8285714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Speedup </text:p>
        </chart:title>
        <chart:subtitle svg:x="5.191cm" svg:y="1.301cm" chart:style-name="ch3">
          <text:p>compare Sequential with CUDA</text:p>
        </chart:subtitle>
        <chart:plot-area chart:style-name="ch4" table:cell-range-address="Sheet1.A2:Sheet1.F3" chart:data-source-has-labels="both" svg:x="1.331cm" svg:y="2.19cm" svg:width="14.349cm" svg:height="5.649cm">
          <chartooo:coordinate-region svg:x="1.952cm" svg:y="2.389cm" svg:width="13.728cm" svg:height="4.803cm"/>
          <chart:axis chart:dimension="x" chart:name="primary-x" chart:style-name="ch5" chartooo:axis-type="auto">
            <chartooo:date-scale/>
            <chart:title svg:x="6.49cm" svg:y="8.019cm" chart:style-name="ch6">
              <text:p>Amount of amplitude points</text:p>
            </chart:title>
            <chart:categories table:cell-range-address="Sheet1.B2:Sheet1.F2"/>
          </chart:axis>
          <chart:axis chart:dimension="y" chart:name="primary-y" chart:style-name="ch7">
            <chart:title svg:x="0.451cm" svg:y="5.733cm" chart:style-name="ch8">
              <text:p>Speedup</text:p>
            </chart:title>
            <chart:grid chart:style-name="ch9" chart:class="major"/>
          </chart:axis>
          <chart:series chart:style-name="ch10" chart:values-cell-range-address="Sheet1.B3:Sheet1.F3" chart:label-cell-address="Sheet1.A3:Sheet1.A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3</text:p>
                <draw:g>
                  <svg:desc>Sheet1.B2:Sheet1.F2</svg:desc>
                </draw:g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  <table:table-cell office:value-type="string">
                <text:p>10^7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  <draw:g>
                  <svg:desc>Sheet1.A3:Sheet1.A3</svg:desc>
                </draw:g>
              </table:table-cell>
              <table:table-cell office:value-type="float" office:value="0.14344467850336">
                <text:p>0.14344467850336</text:p>
                <draw:g>
                  <svg:desc>Sheet1.B3:Sheet1.F3</svg:desc>
                </draw:g>
              </table:table-cell>
              <table:table-cell office:value-type="float" office:value="1.27837297984384">
                <text:p>1.27837297984384</text:p>
              </table:table-cell>
              <table:table-cell office:value-type="float" office:value="4.97251643224466">
                <text:p>4.97251643224466</text:p>
              </table:table-cell>
              <table:table-cell office:value-type="float" office:value="9.67169953253452">
                <text:p>9.67169953253452</text:p>
              </table:table-cell>
              <table:table-cell office:value-type="float" office:value="10.8285714285714">
                <text:p>10.82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